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dT linear posi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68421052631579" calcext:value-type="float">
            <text:p>0.46842105263157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63227222832053" calcext:value-type="float">
            <text:p>0.46322722283205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44210526315789" calcext:value-type="float">
            <text:p>0.54421052631578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98062015503876" calcext:value-type="float">
            <text:p>0.49806201550387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52657973921765" calcext:value-type="float">
            <text:p>0.55265797392176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47044129891757" calcext:value-type="float">
            <text:p>0.54704412989175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31738730450782" calcext:value-type="float">
            <text:p>0.53173873045078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49136276391555" calcext:value-type="float">
            <text:p>0.44913627639155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13615455381785" calcext:value-type="float">
            <text:p>0.61361545538178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19009725906278" calcext:value-type="float">
            <text:p>0.51900972590627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83992467043314" calcext:value-type="float">
            <text:p>0.48399246704331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21422060164084" calcext:value-type="float">
            <text:p>0.52142206016408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50388265746333" calcext:value-type="float">
            <text:p>0.45038826574633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71938775510204" calcext:value-type="float">
            <text:p>0.47193877551020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19825072886297" calcext:value-type="float">
            <text:p>0.41982507288629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36267318663407" calcext:value-type="float">
            <text:p>0.53626731866340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23324150596878" calcext:value-type="float">
            <text:p>0.42332415059687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12530915086562" calcext:value-type="float">
            <text:p>0.61253091508656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8093023255814" calcext:value-type="float">
            <text:p>0.4809302325581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27615062761506" calcext:value-type="float">
            <text:p>0.62761506276150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94547053649956" calcext:value-type="float">
            <text:p>0.59454705364995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12568306010929" calcext:value-type="float">
            <text:p>0.51256830601092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27519719544259" calcext:value-type="float">
            <text:p>0.62751971954425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379939209726444" calcext:value-type="float">
            <text:p>0.37993920972644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9036903690369" calcext:value-type="float">
            <text:p>0.6903690369036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31486367634125" calcext:value-type="float">
            <text:p>0.63148636763412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91578947368421" calcext:value-type="float">
            <text:p>0.691578947368421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52238805970149" calcext:value-type="float">
            <text:p>0.55223880597014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55938697318008" calcext:value-type="float">
            <text:p>0.45593869731800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7979274611399" calcext:value-type="float">
            <text:p>0.6797927461139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395565927654609" calcext:value-type="float">
            <text:p>0.39556592765460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63268892794376" calcext:value-type="float">
            <text:p>0.56326889279437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00241837968561" calcext:value-type="float">
            <text:p>0.400241837968561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81381957773513" calcext:value-type="float">
            <text:p>0.68138195777351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50617283950617" calcext:value-type="float">
            <text:p>0.45061728395061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88603988603989" calcext:value-type="float">
            <text:p>0.488603988603989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41958041958042" calcext:value-type="float">
            <text:p>0.541958041958042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63101604278075" calcext:value-type="float">
            <text:p>0.46310160427807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46563192904656" calcext:value-type="float">
            <text:p>0.54656319290465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19213583556747" calcext:value-type="float">
            <text:p>0.51921358355674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41740674955595" calcext:value-type="float">
            <text:p>0.54174067495559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14798206278027" calcext:value-type="float">
            <text:p>0.51479820627802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89398023360287" calcext:value-type="float">
            <text:p>0.58939802336028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97928436911488" calcext:value-type="float">
            <text:p>0.597928436911488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524772497472194" calcext:value-type="float">
            <text:p>0.52477249747219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02687140115163" calcext:value-type="float">
            <text:p>0.602687140115163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46969696969697" calcext:value-type="float">
            <text:p>0.46969696969697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790425531914894" calcext:value-type="float">
            <text:p>0.790425531914894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0.698154180238871" calcext:value-type="float">
            <text:p>0.69815418023887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753424657534247" calcext:value-type="float">
            <text:p>0.7534246575342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04255319148936" calcext:value-type="float">
            <text:p>0.5042553191489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363571428571429" calcext:value-type="float">
            <text:p>0.3635714285714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17577197149644" calcext:value-type="float">
            <text:p>0.6175771971496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705732484076433" calcext:value-type="float">
            <text:p>0.7057324840764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458229426433915" calcext:value-type="float">
            <text:p>0.4582294264339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49375" calcext:value-type="float">
            <text:p>0.493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389948006932409" calcext:value-type="float">
            <text:p>0.3899480069324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341786108048512" calcext:value-type="float">
            <text:p>0.3417861080485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881471389645776" calcext:value-type="float">
            <text:p>0.8814713896457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493621741541875" calcext:value-type="float">
            <text:p>0.4936217415418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27363184079602" calcext:value-type="float">
            <text:p>0.5273631840796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758250825082508" calcext:value-type="float">
            <text:p>0.7582508250825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7208448117539" calcext:value-type="float">
            <text:p>0.572084481175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449477351916376" calcext:value-type="float">
            <text:p>0.4494773519163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45784224841342" calcext:value-type="float">
            <text:p>0.5457842248413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811778290993072" calcext:value-type="float">
            <text:p>0.8117782909930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478172588832487" calcext:value-type="float">
            <text:p>0.4781725888324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25267665952891" calcext:value-type="float">
            <text:p>0.6252676659528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375643224699828" calcext:value-type="float">
            <text:p>0.3756432246998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63658838071693" calcext:value-type="float">
            <text:p>0.5636588380716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28260869565217" calcext:value-type="float">
            <text:p>0.6282608695652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747564935064935" calcext:value-type="float">
            <text:p>0.7475649350649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32865907099036" calcext:value-type="float">
            <text:p>0.5328659070990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712328767123288" calcext:value-type="float">
            <text:p>0.7123287671232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932932072227" calcext:value-type="float">
            <text:p>0.59329320722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95497458242556" calcext:value-type="float">
            <text:p>0.5954974582425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56414762741652" calcext:value-type="float">
            <text:p>0.6564147627416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914443422263109" calcext:value-type="float">
            <text:p>0.9144434222631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78260869565217" calcext:value-type="float">
            <text:p>0.6782608695652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28695652173913" calcext:value-type="float">
            <text:p>0.52869565217391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597029702970297" calcext:value-type="float">
            <text:p>0.5970297029702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747016706443914" calcext:value-type="float">
            <text:p>0.7470167064439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661164205039096" calcext:value-type="float">
            <text:p>0.661164205039096</text:p>
          </table:table-cell>
        </table:table-row>
      </table:table>
      <table:table table:name="peak tdT position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eak Ai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 -1</text:p>
          </table:table-cell>
          <table:table-cell office:value-type="float" office:value="760" calcext:value-type="float">
            <text:p>760</text:p>
          </table:table-cell>
          <table:table-cell office:value-type="float" office:value="356" calcext:value-type="float">
            <text:p>356</text:p>
          </table:table-cell>
          <table:table-cell office:value-type="float" office:value="950" calcext:value-type="float">
            <text:p>950</text:p>
          </table:table-cell>
          <table:table-cell office:value-type="float" office:value="517" calcext:value-type="float">
            <text:p>517</text:p>
          </table:table-cell>
          <table:table-cell office:value-type="float" office:value="997" calcext:value-type="float">
            <text:p>997</text:p>
          </table:table-cell>
          <table:table-cell office:value-type="float" office:value="551" calcext:value-type="float">
            <text:p>551</text:p>
          </table:table-cell>
          <table:table-cell office:value-type="float" office:value="1087" calcext:value-type="float">
            <text:p>1087</text:p>
          </table:table-cell>
          <table:table-cell office:value-type="float" office:value="578" calcext:value-type="float">
            <text:p>578</text:p>
          </table:table-cell>
          <table:table-cell office:value-type="float" office:value="1087" calcext:value-type="float">
            <text:p>1087</text:p>
          </table:table-cell>
          <table:table-cell office:value-type="float" office:value="667" calcext:value-type="float">
            <text:p>667</text:p>
          </table:table-cell>
          <table:table-cell office:value-type="float" office:value="1062" calcext:value-type="float">
            <text:p>1062</text:p>
          </table:table-cell>
          <table:table-cell office:value-type="float" office:value="514" calcext:value-type="float">
            <text:p>514</text:p>
          </table:table-cell>
          <table:table-cell office:value-type="float" office:value="1159" calcext:value-type="float">
            <text:p>1159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 -1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1032" calcext:value-type="float">
            <text:p>1032</text:p>
          </table:table-cell>
          <table:table-cell office:value-type="float" office:value="514" calcext:value-type="float">
            <text:p>514</text:p>
          </table:table-cell>
          <table:table-cell office:value-type="float" office:value="1201" calcext:value-type="float">
            <text:p>1201</text:p>
          </table:table-cell>
          <table:table-cell office:value-type="float" office:value="657" calcext:value-type="float">
            <text:p>657</text:p>
          </table:table-cell>
          <table:table-cell office:value-type="float" office:value="1042" calcext:value-type="float">
            <text:p>1042</text:p>
          </table:table-cell>
          <table:table-cell office:value-type="float" office:value="468" calcext:value-type="float">
            <text:p>468</text:p>
          </table:table-cell>
          <table:table-cell office:value-type="float" office:value="1131" calcext:value-type="float">
            <text:p>1131</text:p>
          </table:table-cell>
          <table:table-cell office:value-type="float" office:value="587" calcext:value-type="float">
            <text:p>587</text:p>
          </table:table-cell>
          <table:table-cell office:value-type="float" office:value="1097" calcext:value-type="float">
            <text:p>1097</text:p>
          </table:table-cell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3</text:p>
          </table:table-cell>
          <table:table-cell office:value-type="float" office:value="784" calcext:value-type="float">
            <text:p>784</text:p>
          </table:table-cell>
          <table:table-cell office:value-type="float" office:value="370" calcext:value-type="float">
            <text:p>370</text:p>
          </table:table-cell>
          <table:table-cell office:value-type="float" office:value="1227" calcext:value-type="float">
            <text:p>1227</text:p>
          </table:table-cell>
          <table:table-cell office:value-type="float" office:value="658" calcext:value-type="float">
            <text:p>658</text:p>
          </table:table-cell>
          <table:table-cell office:value-type="float" office:value="1213" calcext:value-type="float">
            <text:p>1213</text:p>
          </table:table-cell>
          <table:table-cell office:value-type="float" office:value="743" calcext:value-type="float">
            <text:p>743</text:p>
          </table:table-cell>
          <table:table-cell office:value-type="float" office:value="956" calcext:value-type="float">
            <text:p>956</text:p>
          </table:table-cell>
          <table:table-cell office:value-type="float" office:value="600" calcext:value-type="float">
            <text:p>600</text:p>
          </table:table-cell>
          <table:table-cell office:value-type="float" office:value="915" calcext:value-type="float">
            <text:p>915</text:p>
          </table:table-cell>
          <table:table-cell office:value-type="float" office:value="469" calcext:value-type="float">
            <text:p>469</text:p>
          </table:table-cell>
          <table:table-cell office:value-type="float" office:value="1316" calcext:value-type="float">
            <text:p>1316</text:p>
          </table:table-cell>
          <table:table-cell office:value-type="float" office:value="500" calcext:value-type="float">
            <text:p>500</text:p>
          </table:table-cell>
          <table:table-cell office:value-type="float" office:value="1137" calcext:value-type="float">
            <text:p>1137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 3</text:p>
          </table:table-cell>
          <table:table-cell office:value-type="float" office:value="1029" calcext:value-type="float">
            <text:p>1029</text:p>
          </table:table-cell>
          <table:table-cell office:value-type="float" office:value="432" calcext:value-type="float">
            <text:p>432</text:p>
          </table:table-cell>
          <table:table-cell office:value-type="float" office:value="1089" calcext:value-type="float">
            <text:p>1089</text:p>
          </table:table-cell>
          <table:table-cell office:value-type="float" office:value="461" calcext:value-type="float">
            <text:p>461</text:p>
          </table:table-cell>
          <table:table-cell office:value-type="float" office:value="1075" calcext:value-type="float">
            <text:p>1075</text:p>
          </table:table-cell>
          <table:table-cell office:value-type="float" office:value="517" calcext:value-type="float">
            <text:p>517</text:p>
          </table:table-cell>
          <table:table-cell office:value-type="float" office:value="1137" calcext:value-type="float">
            <text:p>1137</text:p>
          </table:table-cell>
          <table:table-cell office:value-type="float" office:value="676" calcext:value-type="float">
            <text:p>676</text:p>
          </table:table-cell>
          <table:table-cell office:value-type="float" office:value="1141" calcext:value-type="float">
            <text:p>1141</text:p>
          </table:table-cell>
          <table:table-cell office:value-type="float" office:value="716" calcext:value-type="float">
            <text:p>716</text:p>
          </table:table-cell>
          <table:table-cell office:value-type="float" office:value="1111" calcext:value-type="float">
            <text:p>1111</text:p>
          </table:table-cell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5</text:p>
          </table:table-cell>
          <table:table-cell office:value-type="float" office:value="950" calcext:value-type="float">
            <text:p>950</text:p>
          </table:table-cell>
          <table:table-cell office:value-type="float" office:value="657" calcext:value-type="float">
            <text:p>657</text:p>
          </table:table-cell>
          <table:table-cell office:value-type="float" office:value="783" calcext:value-type="float">
            <text:p>783</text:p>
          </table:table-cell>
          <table:table-cell office:value-type="float" office:value="357" calcext:value-type="float">
            <text:p>357</text:p>
          </table:table-cell>
          <table:table-cell office:value-type="float" office:value="857" calcext:value-type="float">
            <text:p>857</text:p>
          </table:table-cell>
          <table:table-cell office:value-type="float" office:value="339" calcext:value-type="float">
            <text:p>339</text:p>
          </table:table-cell>
          <table:table-cell office:value-type="float" office:value="827" calcext:value-type="float">
            <text:p>827</text:p>
          </table:table-cell>
          <table:table-cell office:value-type="float" office:value="331" calcext:value-type="float">
            <text:p>331</text:p>
          </table:table-cell>
          <table:table-cell office:value-type="float" office:value="972" calcext:value-type="float">
            <text:p>972</text:p>
          </table:table-cell>
          <table:table-cell office:value-type="float" office:value="438" calcext:value-type="float">
            <text:p>438</text:p>
          </table:table-cell>
          <table:table-cell office:value-type="float" office:value="702" calcext:value-type="float">
            <text:p>702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5</text:p>
          </table:table-cell>
          <table:table-cell office:value-type="float" office:value="670" calcext:value-type="float">
            <text:p>670</text:p>
          </table:table-cell>
          <table:table-cell office:value-type="float" office:value="370" calcext:value-type="float">
            <text:p>370</text:p>
          </table:table-cell>
          <table:table-cell office:value-type="float" office:value="965" calcext:value-type="float">
            <text:p>965</text:p>
          </table:table-cell>
          <table:table-cell office:value-type="float" office:value="656" calcext:value-type="float">
            <text:p>656</text:p>
          </table:table-cell>
          <table:table-cell office:value-type="float" office:value="1138" calcext:value-type="float">
            <text:p>1138</text:p>
          </table:table-cell>
          <table:table-cell office:value-type="float" office:value="641" calcext:value-type="float">
            <text:p>641</text:p>
          </table:table-cell>
          <table:table-cell office:value-type="float" office:value="1042" calcext:value-type="float">
            <text:p>1042</text:p>
          </table:table-cell>
          <table:table-cell office:value-type="float" office:value="710" calcext:value-type="float">
            <text:p>710</text:p>
          </table:table-cell>
          <table:table-cell office:value-type="float" office:value="532" calcext:value-type="float">
            <text:p>532</text:p>
          </table:table-cell>
          <table:table-cell office:value-type="float" office:value="304" calcext:value-type="float">
            <text:p>304</text:p>
          </table:table-cell>
          <table:table-cell office:value-type="float" office:value="858" calcext:value-type="float">
            <text:p>858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4</text:p>
          </table:table-cell>
          <table:table-cell office:value-type="float" office:value="935" calcext:value-type="float">
            <text:p>935</text:p>
          </table:table-cell>
          <table:table-cell office:value-type="float" office:value="433" calcext:value-type="float">
            <text:p>433</text:p>
          </table:table-cell>
          <table:table-cell office:value-type="float" office:value="1119" calcext:value-type="float">
            <text:p>1119</text:p>
          </table:table-cell>
          <table:table-cell office:value-type="float" office:value="581" calcext:value-type="float">
            <text:p>581</text:p>
          </table:table-cell>
          <table:table-cell office:value-type="float" office:value="1115" calcext:value-type="float">
            <text:p>1115</text:p>
          </table:table-cell>
          <table:table-cell office:value-type="float" office:value="574" calcext:value-type="float">
            <text:p>574</text:p>
          </table:table-cell>
          <table:table-cell office:value-type="float" office:value="1062" calcext:value-type="float">
            <text:p>1062</text:p>
          </table:table-cell>
          <table:table-cell office:value-type="float" office:value="635" calcext:value-type="float">
            <text:p>635</text:p>
          </table:table-cell>
          <table:table-cell office:value-type="float" office:value="1042" calcext:value-type="float">
            <text:p>1042</text:p>
          </table:table-cell>
          <table:table-cell office:value-type="float" office:value="628" calcext:value-type="float">
            <text:p>628</text:p>
          </table:table-cell>
          <table:table-cell office:value-type="float" office:value="940" calcext:value-type="float">
            <text:p>940</text:p>
          </table:table-cell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4</text:p>
          </table:table-cell>
          <table:table-cell office:value-type="float" office:value="902" calcext:value-type="float">
            <text:p>902</text:p>
          </table:table-cell>
          <table:table-cell office:value-type="float" office:value="493" calcext:value-type="float">
            <text:p>493</text:p>
          </table:table-cell>
          <table:table-cell office:value-type="float" office:value="1126" calcext:value-type="float">
            <text:p>1126</text:p>
          </table:table-cell>
          <table:table-cell office:value-type="float" office:value="610" calcext:value-type="float">
            <text:p>610</text:p>
          </table:table-cell>
          <table:table-cell office:value-type="float" office:value="1113" calcext:value-type="float">
            <text:p>1113</text:p>
          </table:table-cell>
          <table:table-cell office:value-type="float" office:value="656" calcext:value-type="float">
            <text:p>656</text:p>
          </table:table-cell>
          <table:table-cell office:value-type="float" office:value="989" calcext:value-type="float">
            <text:p>989</text:p>
          </table:table-cell>
          <table:table-cell office:value-type="float" office:value="519" calcext:value-type="float">
            <text:p>519</text:p>
          </table:table-cell>
          <table:table-cell office:value-type="float" office:value="1122" calcext:value-type="float">
            <text:p>1122</text:p>
          </table:table-cell>
          <table:table-cell office:value-type="float" office:value="527" calcext:value-type="float">
            <text:p>527</text:p>
          </table:table-cell>
          <table:table-cell office:value-type="float" office:value="921" calcext:value-type="float">
            <text:p>921</text:p>
          </table:table-cell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0</text:p>
          </table:table-cell>
          <table:table-cell office:value-type="float" office:value="1460" calcext:value-type="float">
            <text:p>146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509" calcext:value-type="float">
            <text:p>509</text:p>
          </table:table-cell>
          <table:table-cell office:value-type="float" office:value="1570" calcext:value-type="float">
            <text:p>1570</text:p>
          </table:table-cell>
          <table:table-cell office:value-type="float" office:value="1108" calcext:value-type="float">
            <text:p>1108</text:p>
          </table:table-cell>
          <table:table-cell office:value-type="float" office:value="1760" calcext:value-type="float">
            <text:p>1760</text:p>
          </table:table-cell>
          <table:table-cell office:value-type="float" office:value="869" calcext:value-type="float">
            <text:p>869</text:p>
          </table:table-cell>
          <table:table-cell office:value-type="float" office:value="1814" calcext:value-type="float">
            <text:p>1814</text:p>
          </table:table-cell>
          <table:table-cell office:value-type="float" office:value="620" calcext:value-type="float">
            <text:p>620</text:p>
          </table:table-cell>
          <table:table-cell office:value-type="float" office:value="1803" calcext:value-type="float">
            <text:p>1803</text:p>
          </table:table-cell>
          <table:table-cell office:value-type="float" office:value="890" calcext:value-type="float">
            <text:p>890</text:p>
          </table:table-cell>
          <table:table-cell office:value-type="float" office:value="1212" calcext:value-type="float">
            <text:p>1212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 0</text:p>
          </table:table-cell>
          <table:table-cell office:value-type="float" office:value="1410" calcext:value-type="float">
            <text:p>1410</text:p>
          </table:table-cell>
          <table:table-cell office:value-type="float" office:value="711" calcext:value-type="float">
            <text:p>711</text:p>
          </table:table-cell>
          <table:table-cell office:value-type="float" office:value="1684" calcext:value-type="float">
            <text:p>1684</text:p>
          </table:table-cell>
          <table:table-cell office:value-type="float" office:value="1040" calcext:value-type="float">
            <text:p>1040</text:p>
          </table:table-cell>
          <table:table-cell office:value-type="float" office:value="1604" calcext:value-type="float">
            <text:p>1604</text:p>
          </table:table-cell>
          <table:table-cell office:value-type="float" office:value="735" calcext:value-type="float">
            <text:p>735</text:p>
          </table:table-cell>
          <table:table-cell office:value-type="float" office:value="1731" calcext:value-type="float">
            <text:p>1731</text:p>
          </table:table-cell>
          <table:table-cell office:value-type="float" office:value="675" calcext:value-type="float">
            <text:p>675</text:p>
          </table:table-cell>
          <table:table-cell office:value-type="float" office:value="1468" calcext:value-type="float">
            <text:p>1468</text:p>
          </table:table-cell>
          <table:table-cell office:value-type="float" office:value="1294" calcext:value-type="float">
            <text:p>1294</text:p>
          </table:table-cell>
          <table:table-cell office:value-type="float" office:value="1407" calcext:value-type="float">
            <text:p>1407</text:p>
          </table:table-cell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2</text:p>
          </table:table-cell>
          <table:table-cell office:value-type="float" office:value="1089" calcext:value-type="float">
            <text:p>1089</text:p>
          </table:table-cell>
          <table:table-cell office:value-type="float" office:value="623" calcext:value-type="float">
            <text:p>623</text:p>
          </table:table-cell>
          <table:table-cell office:value-type="float" office:value="1103" calcext:value-type="float">
            <text:p>1103</text:p>
          </table:table-cell>
          <table:table-cell office:value-type="float" office:value="602" calcext:value-type="float">
            <text:p>602</text:p>
          </table:table-cell>
          <table:table-cell office:value-type="float" office:value="985" calcext:value-type="float">
            <text:p>985</text:p>
          </table:table-cell>
          <table:table-cell office:value-type="float" office:value="471" calcext:value-type="float">
            <text:p>471</text:p>
          </table:table-cell>
          <table:table-cell office:value-type="float" office:value="777" calcext:value-type="float">
            <text:p>777</text:p>
          </table:table-cell>
          <table:table-cell office:value-type="float" office:value="370" calcext:value-type="float">
            <text:p>370</text:p>
          </table:table-cell>
          <table:table-cell office:value-type="float" office:value="583" calcext:value-type="float">
            <text:p>583</text:p>
          </table:table-cell>
          <table:table-cell office:value-type="float" office:value="219" calcext:value-type="float">
            <text:p>219</text:p>
          </table:table-cell>
          <table:table-cell office:value-type="float" office:value="809" calcext:value-type="float">
            <text:p>809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2</text:p>
          </table:table-cell>
          <table:table-cell office:value-type="float" office:value="861" calcext:value-type="float">
            <text:p>861</text:p>
          </table:table-cell>
          <table:table-cell office:value-type="float" office:value="387" calcext:value-type="float">
            <text:p>387</text:p>
          </table:table-cell>
          <table:table-cell office:value-type="float" office:value="866" calcext:value-type="float">
            <text:p>866</text:p>
          </table:table-cell>
          <table:table-cell office:value-type="float" office:value="703" calcext:value-type="float">
            <text:p>703</text:p>
          </table:table-cell>
          <table:table-cell office:value-type="float" office:value="934" calcext:value-type="float">
            <text:p>934</text:p>
          </table:table-cell>
          <table:table-cell office:value-type="float" office:value="584" calcext:value-type="float">
            <text:p>584</text:p>
          </table:table-cell>
          <table:table-cell office:value-type="float" office:value="1000" calcext:value-type="float">
            <text:p>1000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595" calcext:value-type="float">
            <text:p>595</text:p>
          </table:table-cell>
          <table:table-cell office:value-type="float" office:value="920" calcext:value-type="float">
            <text:p>920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1</text:p>
          </table:table-cell>
          <table:table-cell office:value-type="float" office:value="1232" calcext:value-type="float">
            <text:p>1232</text:p>
          </table:table-cell>
          <table:table-cell office:value-type="float" office:value="921" calcext:value-type="float">
            <text:p>921</text:p>
          </table:table-cell>
          <table:table-cell office:value-type="float" office:value="1314" calcext:value-type="float">
            <text:p>1314</text:p>
          </table:table-cell>
          <table:table-cell office:value-type="float" office:value="936" calcext:value-type="float">
            <text:p>936</text:p>
          </table:table-cell>
          <table:table-cell office:value-type="float" office:value="1377" calcext:value-type="float">
            <text:p>1377</text:p>
          </table:table-cell>
          <table:table-cell office:value-type="float" office:value="820" calcext:value-type="float">
            <text:p>820</text:p>
          </table:table-cell>
          <table:table-cell office:value-type="float" office:value="1087" calcext:value-type="float">
            <text:p>1087</text:p>
          </table:table-cell>
          <table:table-cell office:value-type="float" office:value="994" calcext:value-type="float">
            <text:p>994</text:p>
          </table:table-cell>
          <table:table-cell office:value-type="float" office:value="1150" calcext:value-type="float">
            <text:p>1150</text:p>
          </table:table-cell>
          <table:table-cell office:value-type="float" office:value="608" calcext:value-type="float">
            <text:p>608</text:p>
          </table:table-cell>
          <table:table-cell office:value-type="float" office:value="838" calcext:value-type="float">
            <text:p>838</text:p>
          </table:table-cell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1</text:p>
          </table:table-cell>
          <table:table-cell office:value-type="float" office:value="1141" calcext:value-type="float">
            <text:p>1141</text:p>
          </table:table-cell>
          <table:table-cell office:value-type="float" office:value="608" calcext:value-type="float">
            <text:p>608</text:p>
          </table:table-cell>
          <table:table-cell office:value-type="float" office:value="1163" calcext:value-type="float">
            <text:p>1163</text:p>
          </table:table-cell>
          <table:table-cell office:value-type="float" office:value="690" calcext:value-type="float">
            <text:p>690</text:p>
          </table:table-cell>
          <table:table-cell office:value-type="float" office:value="1138" calcext:value-type="float">
            <text:p>1138</text:p>
          </table:table-cell>
          <table:table-cell office:value-type="float" office:value="747" calcext:value-type="float">
            <text:p>747</text:p>
          </table:table-cell>
          <table:table-cell office:value-type="float" office:value="1150" calcext:value-type="float">
            <text:p>1150</text:p>
          </table:table-cell>
          <table:table-cell office:value-type="float" office:value="780" calcext:value-type="float">
            <text:p>780</text:p>
          </table:table-cell>
          <table:table-cell office:value-type="float" office:value="1010" calcext:value-type="float">
            <text:p>1010</text:p>
          </table:table-cell>
          <table:table-cell office:value-type="float" office:value="603" calcext:value-type="float">
            <text:p>603</text:p>
          </table:table-cell>
          <table:table-cell office:value-type="float" office:value="1151" calcext:value-type="float">
            <text:p>1151</text:p>
          </table:table-cell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Heart -1</text:p>
          </table:table-cell>
          <table:table-cell table:formula="of:=[.C2]/[.B2]" office:value-type="float" office:value="0.468421052631579" calcext:value-type="float">
            <text:p>0.468421052631579</text:p>
          </table:table-cell>
          <table:table-cell table:formula="of:=[.C3]/[.B3]" office:value-type="float" office:value="0.463227222832053" calcext:value-type="float">
            <text:p>0.463227222832053</text:p>
          </table:table-cell>
          <table:table-cell table:formula="of:=[.E2]/[.D2]" office:value-type="float" office:value="0.544210526315789" calcext:value-type="float">
            <text:p>0.544210526315789</text:p>
          </table:table-cell>
          <table:table-cell table:formula="of:=[.E3]/[.D3]" office:value-type="float" office:value="0.498062015503876" calcext:value-type="float">
            <text:p>0.498062015503876</text:p>
          </table:table-cell>
          <table:table-cell table:formula="of:=[.G2]/[.F2]" office:value-type="float" office:value="0.552657973921765" calcext:value-type="float">
            <text:p>0.552657973921765</text:p>
          </table:table-cell>
          <table:table-cell table:formula="of:=[.G3]/[.F3]" office:value-type="float" office:value="0.547044129891757" calcext:value-type="float">
            <text:p>0.547044129891757</text:p>
          </table:table-cell>
          <table:table-cell table:formula="of:=[.I2]/[.H2]" office:value-type="float" office:value="0.531738730450782" calcext:value-type="float">
            <text:p>0.531738730450782</text:p>
          </table:table-cell>
          <table:table-cell table:formula="of:=[.I3]/[.H3]" office:value-type="float" office:value="0.449136276391555" calcext:value-type="float">
            <text:p>0.449136276391555</text:p>
          </table:table-cell>
          <table:table-cell table:formula="of:=[.K2]/[.J2]" office:value-type="float" office:value="0.613615455381785" calcext:value-type="float">
            <text:p>0.613615455381785</text:p>
          </table:table-cell>
          <table:table-cell table:formula="of:=[.K3]/[.J3]" office:value-type="float" office:value="0.519009725906278" calcext:value-type="float">
            <text:p>0.519009725906278</text:p>
          </table:table-cell>
          <table:table-cell table:formula="of:=[.M2]/[.L2]" office:value-type="float" office:value="0.483992467043314" calcext:value-type="float">
            <text:p>0.483992467043314</text:p>
          </table:table-cell>
          <table:table-cell table:formula="of:=[.M3]/[.L3]" office:value-type="float" office:value="0.521422060164084" calcext:value-type="float">
            <text:p>0.521422060164084</text:p>
          </table:table-cell>
          <table:table-cell table:formula="of:=[.O2]/[.N2]" office:value-type="float" office:value="0.450388265746333" calcext:value-type="float">
            <text:p>0.450388265746333</text:p>
          </table:table-cell>
          <table:table-cell/>
          <table:table-cell table:formula="of:=AVERAGE([.B21:.N24])" office:value-type="float" office:value="0.539657657285983" calcext:value-type="float">
            <text:p>0.539657657285983</text:p>
          </table:table-cell>
          <table:table-cell table:formula="of:=STDEV([.B21:.N24])" office:value-type="float" office:value="0.0889557364008591" calcext:value-type="float">
            <text:p>0.088955736400859</text:p>
          </table:table-cell>
        </table:table-row>
        <table:table-row table:style-name="ro1">
          <table:table-cell office:value-type="string" calcext:value-type="string">
            <text:p>Heart 3</text:p>
          </table:table-cell>
          <table:table-cell table:formula="of:=[.C4]/[.B4]" office:value-type="float" office:value="0.471938775510204" calcext:value-type="float">
            <text:p>0.471938775510204</text:p>
          </table:table-cell>
          <table:table-cell table:formula="of:=[.C5]/[.B5]" office:value-type="float" office:value="0.419825072886297" calcext:value-type="float">
            <text:p>0.419825072886297</text:p>
          </table:table-cell>
          <table:table-cell table:formula="of:=[.E4]/[.D4]" office:value-type="float" office:value="0.536267318663407" calcext:value-type="float">
            <text:p>0.536267318663407</text:p>
          </table:table-cell>
          <table:table-cell table:formula="of:=[.E5]/[.D5]" office:value-type="float" office:value="0.423324150596878" calcext:value-type="float">
            <text:p>0.423324150596878</text:p>
          </table:table-cell>
          <table:table-cell table:formula="of:=[.G4]/[.F4]" office:value-type="float" office:value="0.612530915086562" calcext:value-type="float">
            <text:p>0.612530915086562</text:p>
          </table:table-cell>
          <table:table-cell table:formula="of:=[.G5]/[.F5]" office:value-type="float" office:value="0.48093023255814" calcext:value-type="float">
            <text:p>0.48093023255814</text:p>
          </table:table-cell>
          <table:table-cell table:formula="of:=[.I4]/[.H4]" office:value-type="float" office:value="0.627615062761506" calcext:value-type="float">
            <text:p>0.627615062761506</text:p>
          </table:table-cell>
          <table:table-cell table:formula="of:=[.I5]/[.H5]" office:value-type="float" office:value="0.594547053649956" calcext:value-type="float">
            <text:p>0.594547053649956</text:p>
          </table:table-cell>
          <table:table-cell table:formula="of:=[.K4]/[.J4]" office:value-type="float" office:value="0.512568306010929" calcext:value-type="float">
            <text:p>0.512568306010929</text:p>
          </table:table-cell>
          <table:table-cell table:formula="of:=[.K5]/[.J5]" office:value-type="float" office:value="0.627519719544259" calcext:value-type="float">
            <text:p>0.627519719544259</text:p>
          </table:table-cell>
          <table:table-cell table:formula="of:=[.M4]/[.L4]" office:value-type="float" office:value="0.379939209726444" calcext:value-type="float">
            <text:p>0.379939209726444</text:p>
          </table:table-cell>
          <table:table-cell table:formula="of:=[.M5]/[.L5]" office:value-type="float" office:value="0.69036903690369" calcext:value-type="float">
            <text:p>0.69036903690369</text:p>
          </table:table-cell>
          <table:table-cell table:formula="of:=[.O4]/[.N4]" office:value-type="float" office:value="0.631486367634125" calcext:value-type="float">
            <text:p>0.631486367634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 5</text:p>
          </table:table-cell>
          <table:table-cell table:formula="of:=[.C6]/[.B6]" office:value-type="float" office:value="0.691578947368421" calcext:value-type="float">
            <text:p>0.691578947368421</text:p>
          </table:table-cell>
          <table:table-cell table:style-name="ce3" table:formula="of:=[.C7]/[.B7]" office:value-type="float" office:value="0.552238805970149" calcext:value-type="float">
            <text:p>0.552238805970149</text:p>
          </table:table-cell>
          <table:table-cell table:formula="of:=[.E6]/[.D6]" office:value-type="float" office:value="0.455938697318008" calcext:value-type="float">
            <text:p>0.455938697318008</text:p>
          </table:table-cell>
          <table:table-cell table:style-name="ce3" table:formula="of:=[.E7]/[.D7]" office:value-type="float" office:value="0.67979274611399" calcext:value-type="float">
            <text:p>0.67979274611399</text:p>
          </table:table-cell>
          <table:table-cell table:formula="of:=[.G6]/[.F6]" office:value-type="float" office:value="0.395565927654609" calcext:value-type="float">
            <text:p>0.395565927654609</text:p>
          </table:table-cell>
          <table:table-cell table:style-name="ce3" table:formula="of:=[.G7]/[.F7]" office:value-type="float" office:value="0.563268892794376" calcext:value-type="float">
            <text:p>0.563268892794376</text:p>
          </table:table-cell>
          <table:table-cell table:formula="of:=[.I6]/[.H6]" office:value-type="float" office:value="0.400241837968561" calcext:value-type="float">
            <text:p>0.400241837968561</text:p>
          </table:table-cell>
          <table:table-cell table:style-name="ce3" table:formula="of:=[.I7]/[.H7]" office:value-type="float" office:value="0.681381957773513" calcext:value-type="float">
            <text:p>0.681381957773513</text:p>
          </table:table-cell>
          <table:table-cell table:formula="of:=[.K6]/[.J6]" office:value-type="float" office:value="0.450617283950617" calcext:value-type="float">
            <text:p>0.450617283950617</text:p>
          </table:table-cell>
          <table:table-cell table:style-name="ce3" table:formula="of:=[.K7]/[.J7]" office:value-type="float" office:value="0.571428571428571" calcext:value-type="float">
            <text:p>0.571428571428571</text:p>
          </table:table-cell>
          <table:table-cell table:formula="of:=[.M6]/[.L6]" office:value-type="float" office:value="0.488603988603989" calcext:value-type="float">
            <text:p>0.488603988603989</text:p>
          </table:table-cell>
          <table:table-cell table:style-name="ce3" table:formula="of:=[.M7]/[.L7]" office:value-type="float" office:value="0.541958041958042" calcext:value-type="float">
            <text:p>0.541958041958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4</text:p>
          </table:table-cell>
          <table:table-cell table:formula="of:=[.C8]/[.B8]" office:value-type="float" office:value="0.463101604278075" calcext:value-type="float">
            <text:p>0.463101604278075</text:p>
          </table:table-cell>
          <table:table-cell table:formula="of:=[.C9]/[.B9]" office:value-type="float" office:value="0.546563192904656" calcext:value-type="float">
            <text:p>0.546563192904656</text:p>
          </table:table-cell>
          <table:table-cell table:formula="of:=[.E8]/[.D8]" office:value-type="float" office:value="0.519213583556747" calcext:value-type="float">
            <text:p>0.519213583556747</text:p>
          </table:table-cell>
          <table:table-cell table:formula="of:=[.E9]/[.D9]" office:value-type="float" office:value="0.541740674955595" calcext:value-type="float">
            <text:p>0.541740674955595</text:p>
          </table:table-cell>
          <table:table-cell table:formula="of:=[.G8]/[.F8]" office:value-type="float" office:value="0.514798206278027" calcext:value-type="float">
            <text:p>0.514798206278027</text:p>
          </table:table-cell>
          <table:table-cell table:formula="of:=[.G9]/[.F9]" office:value-type="float" office:value="0.589398023360287" calcext:value-type="float">
            <text:p>0.589398023360287</text:p>
          </table:table-cell>
          <table:table-cell table:formula="of:=[.I8]/[.H8]" office:value-type="float" office:value="0.597928436911488" calcext:value-type="float">
            <text:p>0.597928436911488</text:p>
          </table:table-cell>
          <table:table-cell table:formula="of:=[.I9]/[.H9]" office:value-type="float" office:value="0.524772497472194" calcext:value-type="float">
            <text:p>0.524772497472194</text:p>
          </table:table-cell>
          <table:table-cell table:formula="of:=[.K8]/[.J8]" office:value-type="float" office:value="0.602687140115163" calcext:value-type="float">
            <text:p>0.602687140115163</text:p>
          </table:table-cell>
          <table:table-cell table:formula="of:=[.K9]/[.J9]" office:value-type="float" office:value="0.46969696969697" calcext:value-type="float">
            <text:p>0.46969696969697</text:p>
          </table:table-cell>
          <table:table-cell table:formula="of:=[.M8]/[.L8]" office:value-type="float" office:value="0.790425531914894" calcext:value-type="float">
            <text:p>0.790425531914894</text:p>
          </table:table-cell>
          <table:table-cell table:formula="of:=[.M9]/[.L9]" office:value-type="float" office:value="0.698154180238871" calcext:value-type="float">
            <text:p>0.698154180238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0</text:p>
          </table:table-cell>
          <table:table-cell table:formula="of:=[.C10]/[.B10]" office:value-type="float" office:value="0.753424657534247" calcext:value-type="float">
            <text:p>0.753424657534247</text:p>
          </table:table-cell>
          <table:table-cell table:formula="of:=[.C11]/[.B11]" office:value-type="float" office:value="0.504255319148936" calcext:value-type="float">
            <text:p>0.504255319148936</text:p>
          </table:table-cell>
          <table:table-cell table:formula="of:=[.E10]/[.D10]" office:value-type="float" office:value="0.363571428571429" calcext:value-type="float">
            <text:p>0.363571428571429</text:p>
          </table:table-cell>
          <table:table-cell table:formula="of:=[.E11]/[.D11]" office:value-type="float" office:value="0.617577197149644" calcext:value-type="float">
            <text:p>0.617577197149644</text:p>
          </table:table-cell>
          <table:table-cell table:formula="of:=[.G10]/[.F10]" office:value-type="float" office:value="0.705732484076433" calcext:value-type="float">
            <text:p>0.705732484076433</text:p>
          </table:table-cell>
          <table:table-cell table:formula="of:=[.G11]/[.F11]" office:value-type="float" office:value="0.458229426433915" calcext:value-type="float">
            <text:p>0.458229426433915</text:p>
          </table:table-cell>
          <table:table-cell table:formula="of:=[.I10]/[.H10]" office:value-type="float" office:value="0.49375" calcext:value-type="float">
            <text:p>0.49375</text:p>
          </table:table-cell>
          <table:table-cell table:formula="of:=[.I11]/[.H11]" office:value-type="float" office:value="0.389948006932409" calcext:value-type="float">
            <text:p>0.389948006932409</text:p>
          </table:table-cell>
          <table:table-cell table:formula="of:=[.K10]/[.J10]" office:value-type="float" office:value="0.341786108048512" calcext:value-type="float">
            <text:p>0.341786108048512</text:p>
          </table:table-cell>
          <table:table-cell table:formula="of:=[.K11]/[.J11]" office:value-type="float" office:value="0.881471389645776" calcext:value-type="float">
            <text:p>0.881471389645776</text:p>
          </table:table-cell>
          <table:table-cell table:formula="of:=[.M10]/[.L10]" office:value-type="float" office:value="0.493621741541875" calcext:value-type="float">
            <text:p>0.493621741541875</text:p>
          </table:table-cell>
          <table:table-cell table:formula="of:=[.M11]/[.L11]" office:value-type="float" office:value="0.527363184079602" calcext:value-type="float">
            <text:p>0.527363184079602</text:p>
          </table:table-cell>
          <table:table-cell table:formula="of:=[.O10]/[.N10]" office:value-type="float" office:value="0.758250825082508" calcext:value-type="float">
            <text:p>0.758250825082508</text:p>
          </table:table-cell>
          <table:table-cell/>
          <table:table-cell table:formula="of:=AVERAGE([.B25:.N27])" office:value-type="float" office:value="0.594564199363075" calcext:value-type="float">
            <text:p>0.594564199363075</text:p>
          </table:table-cell>
          <table:table-cell table:formula="of:=STDEV([.B25:.N27])" office:value-type="float" office:value="0.138917700685316" calcext:value-type="float">
            <text:p>0.138917700685316</text:p>
          </table:table-cell>
        </table:table-row>
        <table:table-row table:style-name="ro1">
          <table:table-cell office:value-type="string" calcext:value-type="string">
            <text:p>Heart 2</text:p>
          </table:table-cell>
          <table:table-cell table:formula="of:=[.C12]/[.B12]" office:value-type="float" office:value="0.57208448117539" calcext:value-type="float">
            <text:p>0.57208448117539</text:p>
          </table:table-cell>
          <table:table-cell table:formula="of:=[.C13]/[.B13]" office:value-type="float" office:value="0.449477351916376" calcext:value-type="float">
            <text:p>0.449477351916376</text:p>
          </table:table-cell>
          <table:table-cell table:formula="of:=[.E12]/[.D12]" office:value-type="float" office:value="0.545784224841342" calcext:value-type="float">
            <text:p>0.545784224841342</text:p>
          </table:table-cell>
          <table:table-cell table:formula="of:=[.E13]/[.D13]" office:value-type="float" office:value="0.811778290993072" calcext:value-type="float">
            <text:p>0.811778290993072</text:p>
          </table:table-cell>
          <table:table-cell table:formula="of:=[.G12]/[.F12]" office:value-type="float" office:value="0.478172588832487" calcext:value-type="float">
            <text:p>0.478172588832487</text:p>
          </table:table-cell>
          <table:table-cell table:formula="of:=[.G13]/[.F13]" office:value-type="float" office:value="0.625267665952891" calcext:value-type="float">
            <text:p>0.625267665952891</text:p>
          </table:table-cell>
          <table:table-cell table:formula="of:=[.I12]/[.H12]" office:value-type="float" office:value="0.476190476190476" calcext:value-type="float">
            <text:p>0.476190476190476</text:p>
          </table:table-cell>
          <table:table-cell table:formula="of:=[.I13]/[.H13]" office:value-type="float" office:value="0.624" calcext:value-type="float">
            <text:p>0.624</text:p>
          </table:table-cell>
          <table:table-cell table:formula="of:=[.K12]/[.J12]" office:value-type="float" office:value="0.375643224699828" calcext:value-type="float">
            <text:p>0.375643224699828</text:p>
          </table:table-cell>
          <table:table-cell table:formula="of:=[.K13]/[.J13]" office:value-type="float" office:value="0.595" calcext:value-type="float">
            <text:p>0.595</text:p>
          </table:table-cell>
          <table:table-cell table:formula="of:=[.M12]/[.L12]" office:value-type="float" office:value="0.563658838071693" calcext:value-type="float">
            <text:p>0.563658838071693</text:p>
          </table:table-cell>
          <table:table-cell table:formula="of:=[.M13]/[.L13]" office:value-type="float" office:value="0.628260869565217" calcext:value-type="float">
            <text:p>0.628260869565217</text:p>
          </table:table-cell>
          <table:table-cell table:number-columns-repeated="2"/>
          <table:table-cell table:formula="of:=TTEST([.B21:.N24];[.B25:.N27];2;3)" office:value-type="float" office:value="0.0396134718857428" calcext:value-type="float">
            <text:p>0.039613471885743</text:p>
          </table:table-cell>
          <table:table-cell/>
        </table:table-row>
        <table:table-row table:style-name="ro1">
          <table:table-cell office:value-type="string" calcext:value-type="string">
            <text:p>Heart 1</text:p>
          </table:table-cell>
          <table:table-cell table:formula="of:=[.C14]/[.B14]" office:value-type="float" office:value="0.747564935064935" calcext:value-type="float">
            <text:p>0.747564935064935</text:p>
          </table:table-cell>
          <table:table-cell table:formula="of:=[.C15]/[.B15]" office:value-type="float" office:value="0.532865907099036" calcext:value-type="float">
            <text:p>0.532865907099036</text:p>
          </table:table-cell>
          <table:table-cell table:formula="of:=[.E14]/[.D14]" office:value-type="float" office:value="0.712328767123288" calcext:value-type="float">
            <text:p>0.712328767123288</text:p>
          </table:table-cell>
          <table:table-cell table:formula="of:=[.E15]/[.D15]" office:value-type="float" office:value="0.5932932072227" calcext:value-type="float">
            <text:p>0.5932932072227</text:p>
          </table:table-cell>
          <table:table-cell table:formula="of:=[.G14]/[.F14]" office:value-type="float" office:value="0.595497458242556" calcext:value-type="float">
            <text:p>0.595497458242556</text:p>
          </table:table-cell>
          <table:table-cell table:formula="of:=[.G15]/[.F15]" office:value-type="float" office:value="0.656414762741652" calcext:value-type="float">
            <text:p>0.656414762741652</text:p>
          </table:table-cell>
          <table:table-cell table:formula="of:=[.I14]/[.H14]" office:value-type="float" office:value="0.914443422263109" calcext:value-type="float">
            <text:p>0.914443422263109</text:p>
          </table:table-cell>
          <table:table-cell table:formula="of:=[.I15]/[.H15]" office:value-type="float" office:value="0.678260869565217" calcext:value-type="float">
            <text:p>0.678260869565217</text:p>
          </table:table-cell>
          <table:table-cell table:formula="of:=[.K14]/[.J14]" office:value-type="float" office:value="0.528695652173913" calcext:value-type="float">
            <text:p>0.528695652173913</text:p>
          </table:table-cell>
          <table:table-cell table:formula="of:=[.K15]/[.J15]" office:value-type="float" office:value="0.597029702970297" calcext:value-type="float">
            <text:p>0.597029702970297</text:p>
          </table:table-cell>
          <table:table-cell table:formula="of:=[.M14]/[.L14]" office:value-type="float" office:value="0.747016706443914" calcext:value-type="float">
            <text:p>0.747016706443914</text:p>
          </table:table-cell>
          <table:table-cell table:formula="of:=[.M15]/[.L15]" office:value-type="float" office:value="0.661164205039096" calcext:value-type="float">
            <text:p>0.6611642050390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3:27:41.111333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2:45:36.577703278</meta:creation-date>
    <dc:date>2022-08-15T13:27:54.669380150</dc:date>
    <meta:editing-duration>P1DT4H2M8S</meta:editing-duration>
    <meta:editing-cycles>37</meta:editing-cycles>
    <meta:generator>LibreOffice/6.4.7.2$Linux_X86_64 LibreOffice_project/40$Build-2</meta:generator>
    <meta:document-statistic meta:table-count="2" meta:cell-count="477" meta:object-count="0"/>
  </office:meta>
</office:document-meta>
</file>